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89cbd"/>
    </style:style>
    <style:style style:name="P2" style:family="paragraph" style:parent-style-name="Standard">
      <style:text-properties officeooo:paragraph-rsid="0019d83b"/>
    </style:style>
    <style:style style:name="P3" style:family="paragraph" style:parent-style-name="Standard">
      <style:text-properties officeooo:paragraph-rsid="0019da9b"/>
    </style:style>
    <style:style style:name="P4" style:family="paragraph" style:parent-style-name="Standard" style:list-style-name="L2">
      <style:text-properties officeooo:paragraph-rsid="00189cbd"/>
    </style:style>
    <style:style style:name="P5" style:family="paragraph" style:parent-style-name="Standard" style:list-style-name="L2">
      <style:text-properties officeooo:paragraph-rsid="0019d83b"/>
    </style:style>
    <style:style style:name="P6" style:family="paragraph" style:parent-style-name="Standard">
      <style:paragraph-properties fo:text-align="center" style:justify-single-word="false"/>
      <style:text-properties officeooo:paragraph-rsid="001c92c4"/>
    </style:style>
    <style:style style:name="P7" style:family="paragraph" style:parent-style-name="Standard">
      <style:paragraph-properties fo:text-align="center" style:justify-single-word="false"/>
      <style:text-properties style:font-name="Ubuntu" fo:font-size="14pt" officeooo:paragraph-rsid="001c92c4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Ubuntu" fo:font-size="16pt" officeooo:paragraph-rsid="001c92c4" style:font-size-asian="16pt" style:font-size-complex="16pt"/>
    </style:style>
    <style:style style:name="P9" style:family="paragraph" style:parent-style-name="Standard">
      <style:paragraph-properties fo:text-align="end" style:justify-single-word="false"/>
      <style:text-properties officeooo:paragraph-rsid="001c92c4"/>
    </style:style>
    <style:style style:name="T1" style:family="text">
      <style:text-properties officeooo:rsid="00189cbd"/>
    </style:style>
    <style:style style:name="T2" style:family="text">
      <style:text-properties officeooo:rsid="0019d83b"/>
    </style:style>
    <style:style style:name="T3" style:family="text">
      <style:text-properties officeooo:rsid="0019da9b"/>
    </style:style>
    <style:style style:name="T4" style:family="text">
      <style:text-properties officeooo:rsid="001c92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Lou Burnard Consulting</text:span></text:p>
      <text:p text:style-name="P7"><text:span text:style-name="T4">111 Victoria Road</text:span></text:p>
      <text:p text:style-name="P7"><text:span text:style-name="T4">Oxford OX2 7QG</text:span></text:p>
      <text:p text:style-name="P7"><text:span text:style-name="T4"/></text:p>
      <text:p text:style-name="P7"><text:span text:style-name="T4"/></text:p>
      <text:p text:style-name="P6"><text:span text:style-name="T4"/></text:p>
      <text:p text:style-name="P9"><text:span text:style-name="T4">1 juin 2013</text:span></text:p>
      <text:p text:style-name="P3"><text:span text:style-name="T3">Messieurs,</text:span></text:p>
      <text:p text:style-name="P3"><text:span text:style-name="T3"/></text:p>
      <text:p text:style-name="P3"><text:span text:style-name="T1">Suite </text:span><text:span text:style-name="T3">à</text:span><text:span text:style-name="T1"> la publication de votre PUMA sur l'archivage p</text:span><text:span text:style-name="T4">é</text:span><text:span text:style-name="T1">renne des documents TEI-XML en France, Lou Burnard Consulting ont l</text:span><text:span text:style-name="T3">'honneur</text:span><text:span text:style-name="T1"> de vous faire parvenir le devis ci-joint. </text:span></text:p>
      <text:p text:style-name="P2"><text:span text:style-name="T1"/></text:p>
      <text:p text:style-name="P2"><text:span text:style-name="T1">Nous nous engageons aux travaux suivants dans le cadre de ce projet:</text:span></text:p>
      <text:list xml:id="list1192611575" text:style-name="L1">
        <text:list-item>
          <text:p text:style-name="P1"><text:span text:style-name="T1">Participation aux r</text:span><text:span text:style-name="T3">é</text:span><text:span text:style-name="T1">unions reguli</text:span><text:span text:style-name="T3">è</text:span><text:span text:style-name="T1">res </text:span><text:span text:style-name="T3">à </text:span><text:span text:style-name="T1">votre si</text:span><text:span text:style-name="T3">è</text:span><text:span text:style-name="T1">ge </text:span><text:span text:style-name="T3">à</text:span><text:span text:style-name="T1"> Paris ou ailleurs en France </text:span></text:p>
        </text:list-item>
        <text:list-item>
          <text:p text:style-name="P1"><text:span text:style-name="T1">Production des comptes-rendus et rapports selon besoin</text:span></text:p>
        </text:list-item>
        <text:list-item>
          <text:p text:style-name="P1"><text:span text:style-name="T1">Assurance de liens entre les communaut</text:span><text:span text:style-name="T3">é</text:span><text:span text:style-name="T1">s int</text:span><text:span text:style-name="T3">e</text:span><text:span text:style-name="T1">rnational</text:span><text:span text:style-name="T3">s</text:span><text:span text:style-name="T1"> et francais sur les sujets trait</text:span><text:span text:style-name="T3">é</text:span><text:span text:style-name="T1">s</text:span></text:p>
        </text:list-item>
        <text:list-item>
          <text:p text:style-name="P1"><text:span text:style-name="T1">Investigations et </text:span><text:span text:style-name="T3">é</text:span><text:span text:style-name="T1">valuation des outils apte</text:span><text:span text:style-name="T3">s</text:span><text:span text:style-name="T1"> aux enjeux du projet</text:span></text:p>
        </text:list-item>
        <text:list-item>
          <text:p text:style-name="P1"><text:span text:style-name="T1">Production d'un rapport final pour le projet qui contiendra</text:span></text:p>
        </text:list-item>
      </text:list>
      <text:list xml:id="list705880690" text:style-name="L2">
        <text:list-item>
          <text:list>
            <text:list-item>
              <text:p text:style-name="P4"><text:span text:style-name="T1">recommendations de bonne pratiques pour la documention des documents TEI-XML</text:span></text:p>
            </text:list-item>
            <text:list-item>
              <text:p text:style-name="P4"><text:span text:style-name="T1">propositions </text:span><text:span text:style-name="T2">d</text:span><text:span text:style-name="T3">é</text:span><text:span text:style-name="T2">taill</text:span><text:span text:style-name="T3">é</text:span><text:span text:style-name="T2">e</text:span><text:span text:style-name="T1">s pour la verification et validation automatiques de tels documents</text:span></text:p>
            </text:list-item>
            <text:list-item>
              <text:p text:style-name="P5"><text:span text:style-name="T3">é</text:span><text:span text:style-name="T2">valuation des pratiques actuelles de quelques projets TEI-XML et <text:s/>des </text:span><text:span text:style-name="T1">p</text:span><text:span text:style-name="T2">ossibilit</text:span><text:span text:style-name="T3">é</text:span><text:span text:style-name="T2">s de transformer </text:span><text:span text:style-name="T3">leurs produits </text:span><text:span text:style-name="T2">dans un seul </text:span><text:span text:style-name="T1">format pivot TEI-A</text:span></text:p>
            </text:list-item>
          </text:list>
          <text:p text:style-name="P5"><text:span text:style-name="T2"/></text:p>
        </text:list-item>
      </text:list>
      <text:p text:style-name="P2"><text:span text:style-name="T2">Ces travaux seront </text:span><text:span text:style-name="T3">é</text:span><text:span text:style-name="T2">ffectu</text:span><text:span text:style-name="T3">é</text:span><text:span text:style-name="T2">s en proche collaboration a</text:span><text:span text:style-name="T3">v</text:span><text:span text:style-name="T2">ec M </text:span><text:span text:style-name="T3">Nicolas </text:span><text:span text:style-name="T2">Larrousse du TGIR Humanum, et avec les responsables du CINES.</text:span></text:p>
      <text:p text:style-name="P2"><text:span text:style-name="T2"/></text:p>
      <text:p text:style-name="P2"><text:span text:style-name="T2">Ces travaux </text:span><text:span text:style-name="T3">é</text:span><text:span text:style-name="T2">tant </text:span><text:span text:style-name="T3">à</text:span><text:span text:style-name="T2"> compl</text:span><text:span text:style-name="T3">é</text:span><text:span text:style-name="T2">ter pour la fin de l'ann</text:span><text:span text:style-name="T3">é</text:span><text:span text:style-name="T2">e 2013, une version pr</text:span><text:span text:style-name="T3">é</text:span><text:span text:style-name="T2">liminaire du rapport sera mis en disposition pour d</text:span><text:span text:style-name="T3">é</text:span><text:span text:style-name="T2">but novembre. <text:s/></text:span><text:span text:style-name="T3">Quelques une des propositions</text:span><text:span text:style-name="T2"> </text:span><text:span text:style-name="T3">envisagées </text:span><text:span text:style-name="T2">seront aussi pr</text:span><text:span text:style-name="T3">é</text:span><text:span text:style-name="T2">sent</text:span><text:span text:style-name="T3">ées</text:span><text:span text:style-name="T2"> </text:span><text:span text:style-name="T3">à</text:span><text:span text:style-name="T2"> la r</text:span><text:span text:style-name="T3">é</text:span><text:span text:style-name="T2">union internationale du TEI Consortium qui se tiendra </text:span><text:span text:style-name="T3">début octobre.</text:span></text:p>
      <text:p text:style-name="P2"><text:span text:style-name="T3"/></text:p>
      <text:p text:style-name="P3"><text:span text:style-name="T3">Cordialement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Lou Burnard</text:span></text:p>
      <text:p text:style-name="P3"><text:span text:style-name="T3"/></text:p>
      <text:p text:style-name="P2"><text:span text:style-name="T2"/></text:p>
      <text:p text:style-name="P2"><text:span text:style-name="T2"/></text:p>
      <text:p text:style-name="P2"><text:span text:style-name="T2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d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d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 Burnard</meta:initial-creator>
    <meta:creation-date>2013-06-03T09:39:10</meta:creation-date>
    <dc:date>2013-06-03T10:20:53</dc:date>
    <dc:creator>Lou Burnard</dc:creator>
    <meta:editing-duration>PT11M23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1" meta:paragraph-count="20" meta:word-count="220" meta:character-count="1427" meta:non-whitespace-character-count="1228"/>
  </office:meta>
</office:document-meta>
</file>